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NL"/>
    </style:style>
    <style:style style:name="P3" style:parent-style-name="Normal" style:family="paragraph">
      <style:text-properties style:font-name="Times New Roman" style:font-name-complex="Times New Roman" fo:font-size="12pt" style:font-size-asian="12pt" style:font-size-complex="12pt" fo:language="en" fo:country="NL"/>
    </style:style>
    <style:style style:name="T4"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NL"/>
    </style:style>
    <style:style style:name="P5" style:parent-style-name="Normal" style:list-style-name="LFO1" style:family="paragraph"/>
    <style:style style:name="T6"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NL"/>
    </style:style>
    <style:style style:name="P7" style:parent-style-name="Normal" style:list-style-name="LFO1" style:family="paragraph">
      <style:text-properties style:font-name="Times New Roman" style:font-name-complex="Times New Roman" fo:font-size="12pt" style:font-size-asian="12pt" style:font-size-complex="12pt" fo:language="en" fo:country="NL"/>
    </style:style>
    <style:style style:name="P8" style:parent-style-name="Normal" style:list-style-name="LFO1" style:family="paragraph">
      <style:text-properties style:font-name="Times New Roman" style:font-name-complex="Times New Roman" fo:font-size="12pt" style:font-size-asian="12pt" style:font-size-complex="12pt" fo:language="en" fo:country="NL"/>
    </style:style>
    <style:style style:name="P9" style:parent-style-name="Normal" style:list-style-name="LFO1" style:family="paragraph"/>
    <style:style style:name="T10"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NL"/>
    </style:style>
    <style:style style:name="P11" style:parent-style-name="Normal" style:list-style-name="LFO1" style:family="paragraph">
      <style:text-properties style:font-name="Times New Roman" style:font-name-complex="Times New Roman" fo:font-size="12pt" style:font-size-asian="12pt" style:font-size-complex="12pt" fo:language="en" fo:country="NL"/>
    </style:style>
    <style:style style:name="P12" style:parent-style-name="Normal" style:list-style-name="LFO1" style:family="paragraph">
      <style:text-properties style:font-name="Times New Roman" style:font-name-complex="Times New Roman" fo:font-size="12pt" style:font-size-asian="12pt" style:font-size-complex="12pt" fo:language="en" fo:country="NL"/>
    </style:style>
    <style:style style:name="P13" style:parent-style-name="Normal" style:list-style-name="LFO1" style:family="paragraph"/>
    <style:style style:name="T14"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NL"/>
    </style:style>
    <style:style style:name="P15" style:parent-style-name="Normal" style:list-style-name="LFO1" style:family="paragraph">
      <style:text-properties style:font-name="Times New Roman" style:font-name-complex="Times New Roman" fo:font-size="12pt" style:font-size-asian="12pt" style:font-size-complex="12pt" fo:language="en" fo:country="NL"/>
    </style:style>
    <style:style style:name="P16" style:parent-style-name="Normal" style:list-style-name="LFO1" style:family="paragraph">
      <style:text-properties style:font-name="Times New Roman" style:font-name-complex="Times New Roman" fo:font-size="12pt" style:font-size-asian="12pt" style:font-size-complex="12pt" fo:language="en" fo:country="NL"/>
    </style:style>
    <style:style style:name="P17" style:parent-style-name="Normal" style:list-style-name="LFO1" style:family="paragraph"/>
    <style:style style:name="T18"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NL"/>
    </style:style>
    <style:style style:name="P19" style:parent-style-name="Normal" style:list-style-name="LFO1" style:family="paragraph">
      <style:text-properties style:font-name="Times New Roman" style:font-name-complex="Times New Roman" fo:font-size="12pt" style:font-size-asian="12pt" style:font-size-complex="12pt" fo:language="en" fo:country="NL"/>
    </style:style>
    <style:style style:name="P20" style:parent-style-name="Normal" style:list-style-name="LFO1" style:family="paragraph">
      <style:text-properties style:font-name="Times New Roman" style:font-name-complex="Times New Roman" fo:font-size="12pt" style:font-size-asian="12pt" style:font-size-complex="12pt" fo:language="en" fo:country="NL"/>
    </style:style>
    <style:style style:name="T21"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NL"/>
    </style:style>
    <style:style style:name="P22" style:parent-style-name="Normal" style:list-style-name="LFO2" style:family="paragraph"/>
    <style:style style:name="T23"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NL"/>
    </style:style>
    <style:style style:name="T24" style:parent-style-name="DefaultParagraphFont" style:family="text">
      <style:text-properties style:font-name="Times New Roman" style:font-name-complex="Times New Roman" fo:font-size="12pt" style:font-size-asian="12pt" style:font-size-complex="12pt" fo:language="en" fo:country="NL"/>
    </style:style>
    <style:style style:name="P25" style:parent-style-name="Normal" style:list-style-name="LFO2" style:family="paragraph"/>
    <style:style style:name="T26"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NL"/>
    </style:style>
    <style:style style:name="T27" style:parent-style-name="DefaultParagraphFont" style:family="text">
      <style:text-properties style:font-name="Times New Roman" style:font-name-complex="Times New Roman" fo:font-size="12pt" style:font-size-asian="12pt" style:font-size-complex="12pt" fo:language="en" fo:country="NL"/>
    </style:style>
    <style:style style:name="P28" style:parent-style-name="Normal" style:list-style-name="LFO2" style:family="paragraph"/>
    <style:style style:name="T29"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NL"/>
    </style:style>
    <style:style style:name="T30" style:parent-style-name="DefaultParagraphFont" style:family="text">
      <style:text-properties style:font-name="Times New Roman" style:font-name-complex="Times New Roman" fo:font-size="12pt" style:font-size-asian="12pt" style:font-size-complex="12pt" fo:language="en" fo:country="NL"/>
    </style:style>
    <style:style style:name="P31" style:parent-style-name="Normal" style:list-style-name="LFO2" style:family="paragraph"/>
    <style:style style:name="T32"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NL"/>
    </style:style>
    <style:style style:name="T33" style:parent-style-name="DefaultParagraphFont" style:family="text">
      <style:text-properties style:font-name="Times New Roman" style:font-name-complex="Times New Roman" fo:font-size="12pt" style:font-size-asian="12pt" style:font-size-complex="12pt" fo:language="en" fo:country="NL"/>
    </style:style>
    <style:style style:name="T34"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NL"/>
    </style:style>
    <style:style style:name="P35" style:parent-style-name="Normal" style:family="paragraph">
      <style:text-properties style:font-name="Times New Roman" style:font-name-complex="Times New Roman" fo:font-size="12pt" style:font-size-asian="12pt" style:font-size-complex="12pt" fo:language="en" fo:country="NL"/>
    </style:style>
    <style:style style:name="T36" style:parent-style-name="DefaultParagraphFont" style:family="text">
      <style:text-properties style:font-name="Times New Roman" style:font-name-complex="Times New Roman" fo:font-weight="bold" style:font-weight-asian="bold" style:font-weight-complex="bold" fo:font-size="12pt" style:font-size-asian="12pt" style:font-size-complex="12pt" fo:language="en" fo:country="NL"/>
    </style:style>
    <style:style style:name="P37" style:parent-style-name="Normal" style:family="paragraph">
      <style:text-properties style:font-name="Times New Roman" style:font-name-complex="Times New Roman" fo:font-size="12pt" style:font-size-asian="12pt" style:font-size-complex="12pt" fo:language="en" fo:country="NL"/>
    </style:style>
    <style:style style:name="P38" style:parent-style-name="Normal" style:family="paragraph">
      <style:text-properties style:font-name="Times New Roman" style:font-name-complex="Times New Roman" fo:font-size="12pt" style:font-size-asian="12pt" style:font-size-complex="12pt" fo:language="en" fo:country="NL"/>
    </style:style>
    <style:style style:name="T39" style:parent-style-name="Hyperlink" style:family="text">
      <style:text-properties style:font-name="Times New Roman" style:font-name-complex="Times New Roman" fo:font-size="12pt" style:font-size-asian="12pt" style:font-size-complex="12pt"/>
    </style:style>
    <style:style style:name="T40" style:parent-style-name="Hyperlink" style:family="text">
      <style:text-properties style:font-name="Times New Roman" style:font-name-complex="Times New Roman" fo:font-size="12pt" style:font-size-asian="12pt" style:font-size-complex="12pt"/>
    </style:style>
    <style:style style:name="T41" style:parent-style-name="Hyperlink" style:family="text">
      <style:text-properties style:font-name="Times New Roman" style:font-name-complex="Times New Roman" fo:font-size="12pt" style:font-size-asian="12pt" style:font-size-complex="12pt"/>
    </style:style>
    <style:style style:name="P42" style:parent-style-name="Normal" style:family="paragraph">
      <style:text-properties style:font-name="Times New Roman" style:font-name-complex="Times New Roman" fo:font-size="12pt" style:font-size-asian="12pt" style:font-size-complex="12pt"/>
    </style:style>
  </office:automatic-styles>
  <office:body>
    <office:text text:use-soft-page-breaks="true">
      <text:p text:style-name="P1"><text:span text:style-name="T2">Wat is Microweber CMS?</text:span></text:p>
      <text:p text:style-name="P3">Microweber is een open-source content management systeem (CMS) dat zich richt op eenvoud en gebruiksvriendelijkheid. Het is ontworpen om gebruikers zonder technische kennis te helpen bij het bouwen van websites, blogs en webshops. Wat Microweber onderscheidt van andere CMS-platforms is de "Live Edit" functionaliteit, waarmee gebruikers de inhoud van hun site direct op de pagina kunnen bewerken. Het platform maakt gebruik van een combinatie van PHP, Laravel en JavaScript, en biedt een intuïtieve drag-and-drop interface om snel en gemakkelijk professionele websites te creëren.</text:p>
      <text:p text:style-name="Normal"><text:span text:style-name="T4">Belangrijkste Functies</text:span></text:p>
      <text:list text:style-name="LFO1" text:continue-numbering="true">
        <text:list-item>
          <text:p text:style-name="P5"><text:span text:style-name="T6">Live Edit en Drag-and-Drop Functionaliteit</text:span></text:p>
          <text:list text:continue-numbering="true">
            <text:list-item>
              <text:p text:style-name="P7">Met de "Live Edit" functie kunnen gebruikers wijzigingen aanbrengen terwijl ze hun website in real-time bekijken. Dit betekent dat je geen aparte backend omgeving hoeft te gebruiken om veranderingen door te voeren. Hierdoor wordt het bouwen en aanpassen van pagina’s sneller en efficiënter.</text:p>
            </text:list-item>
            <text:list-item>
              <text:p text:style-name="P8">De drag-and-drop interface stelt gebruikers in staat om elementen zoals tekst, afbeeldingen, video's en formulieren simpelweg op de pagina te slepen en te plaatsen. Dit maakt het platform ideaal voor beginners die zonder uitgebreide technische kennis professionele websites willen creëren.</text:p>
            </text:list-item>
          </text:list>
        </text:list-item>
        <text:list-item>
          <text:p text:style-name="P9"><text:span text:style-name="T10">E-commerce Integratie</text:span></text:p>
          <text:list text:continue-numbering="true">
            <text:list-item>
              <text:p text:style-name="P11">Microweber heeft ingebouwde e-commerce functionaliteit, waardoor gebruikers gemakkelijk online winkels kunnen opzetten. Dit omvat functies zoals productbeheer, voorraadbeheer, kortingscodes, en een geïntegreerd betalingssysteem.</text:p>
            </text:list-item>
            <text:list-item>
              <text:p text:style-name="P12">Gebruikers kunnen eenvoudig producten toevoegen, prijzen instellen, verzendmethoden configureren en betalingsopties integreren. Dit maakt het een uitstekende keuze voor kleine bedrijven en startups die snel een webshop willen lanceren.</text:p>
            </text:list-item>
          </text:list>
        </text:list-item>
        <text:list-item>
          <text:p text:style-name="P13"><text:span text:style-name="T14">Aanpasbare Sjablonen en Thema's</text:span></text:p>
          <text:list text:continue-numbering="true">
            <text:list-item>
              <text:p text:style-name="P15">Het platform biedt een breed scala aan gratis en premium thema’s die eenvoudig aanpasbaar zijn. Gebruikers kunnen hun website een unieke uitstraling geven door de kleuren, lay-out en elementen van het gekozen thema te wijzigen.</text:p>
            </text:list-item>
            <text:list-item>
              <text:p text:style-name="P16">Microweber ondersteunt ook de mogelijkheid om zelf thema’s te ontwerpen, wat handig is voor ontwerpers en ontwikkelaars die een volledig op maat gemaakte oplossing willen bieden aan hun klanten.</text:p>
            </text:list-item>
          </text:list>
        </text:list-item>
        <text:list-item>
          <text:p text:style-name="P17"><text:span text:style-name="T18">SEO en Marketing Tools</text:span></text:p>
          <text:list text:continue-numbering="true">
            <text:list-item>
              <text:p text:style-name="P19">Microweber biedt ingebouwde SEO-tools die gebruikers helpen hun website beter vindbaar te maken in zoekmachines. Dit omvat functies zoals aangepaste<text:s/><text:soft-page-break/>URL's, meta-beschrijvingen, trefwoordbeheer en een SEO-vriendelijke structuur.</text:p>
            </text:list-item>
            <text:list-item>
              <text:p text:style-name="P20">Daarnaast zijn er marketingtools beschikbaar, zoals e-mailcampagnes en klantbeheerfuncties, die helpen om verkeer naar de website te genereren en de verkoop te stimuleren.</text:p>
            </text:list-item>
          </text:list>
        </text:list-item>
      </text:list>
      <text:p text:style-name="Normal"><text:span text:style-name="T21">Voordelen van Microweber CMS</text:span></text:p>
      <text:list text:style-name="LFO2" text:continue-numbering="true">
        <text:list-item>
          <text:p text:style-name="P22"><text:span text:style-name="T23">Gebruiksvriendelijk:</text:span><text:span text:style-name="T24"><text:s/>Dankzij de intuïtieve interface is het een uitstekende keuze voor beginners die snel en eenvoudig websites willen opzetten zonder complexe code te hoeven leren.</text:span></text:p>
        </text:list-item>
        <text:list-item>
          <text:p text:style-name="P25"><text:span text:style-name="T26">Flexibel en Aanpasbaar:</text:span><text:span text:style-name="T27"><text:s/>Microweber biedt tal van aanpassingsopties, waardoor gebruikers een unieke website kunnen bouwen die volledig voldoet aan hun specifieke wensen en eisen.</text:span></text:p>
        </text:list-item>
        <text:list-item>
          <text:p text:style-name="P28"><text:span text:style-name="T29">Open-Source:</text:span><text:span text:style-name="T30"><text:s/>Het is gratis beschikbaar voor gebruik en biedt volledige toegang tot de broncode, wat betekent dat ontwikkelaars het platform kunnen aanpassen en uitbreiden naargelang hun behoeften.</text:span></text:p>
        </text:list-item>
        <text:list-item>
          <text:p text:style-name="P31"><text:span text:style-name="T32">Community Ondersteuning:</text:span><text:span text:style-name="T33"><text:s/>Omdat het open-source is, heeft Microweber een actieve gemeenschap van gebruikers en ontwikkelaars die bijdragen aan de voortdurende verbetering van het platform.</text:span></text:p>
        </text:list-item>
      </text:list>
      <text:p text:style-name="Normal"><text:span text:style-name="T34">Toepassingen in Verschillende Sectoren</text:span></text:p>
      <text:p text:style-name="P35">Microweber kan worden gebruikt voor diverse soorten websites, van persoonlijke blogs tot zakelijke websites en e-commerce platforms. Het is vooral populair bij kleine tot middelgrote bedrijven die op zoek zijn naar een kosteneffectieve manier om hun online aanwezigheid te verbeteren. Daarnaast biedt het platform oplossingen voor freelancers, bloggers, en creatieve professionals die op zoek zijn naar flexibiliteit en eenvoudige integratie van e-commerce.</text:p>
      <text:p text:style-name="Normal"><text:span text:style-name="T36">Conclusie</text:span></text:p>
      <text:p text:style-name="P37">Microweber CMS is een krachtig en veelzijdig platform dat een gebruiksvriendelijke oplossing biedt voor het bouwen van websites en webshops. Met zijn innovatieve functies zoals Live Edit en drag-and-drop, evenals ingebouwde e-commerce en marketingtools, is het ideaal voor zowel beginners als ervaren gebruikers. De open-source aard van het platform zorgt voor flexibiliteit en aanpassingsmogelijkheden, waardoor het een sterke concurrent is in de wereld van content management systemen.</text:p>
      <text:p text:style-name="P38"/>
      <text:p text:style-name="Normal"><text:a xlink:href="https://microweber.com/mission" office:target-frame-name="_top" xlink:show="replace"><text:span text:style-name="T39">https://microweber.com/mission</text:span></text:a></text:p>
      <text:p text:style-name="Normal"><text:a xlink:href="https://microweber.org/about-us" office:target-frame-name="_top" xlink:show="replace"><text:span text:style-name="T40">https://microweber.org/about-us</text:span></text:a></text:p>
      <text:p text:style-name="Normal"><text:a xlink:href="https://en.wikipedia.org/wiki/Microweber" office:target-frame-name="_top" xlink:show="replace"><text:span text:style-name="T41">https://en.wikipedia.org/wiki/Microweber</text:span></text:a></text:p>
      <text:p text:style-name="P4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edyn Trinidad</meta:initial-creator>
    <dc:creator>Jaedyn Trinidad</dc:creator>
    <meta:creation-date>2024-10-25T13:07:00Z</meta:creation-date>
    <dc:date>2024-10-25T18:27:00Z</dc:date>
    <meta:template xlink:href="Normal.dotm" xlink:type="simple"/>
    <meta:editing-cycles>1</meta:editing-cycles>
    <meta:editing-duration>PT60S</meta:editing-duration>
    <meta:document-statistic meta:page-count="2" meta:paragraph-count="9" meta:word-count="692" meta:character-count="4629" meta:row-count="32" meta:non-whitespace-character-count="3946"/>
  </office:meta>
</office:document-meta>
</file>